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1.466cm"/>
    </style:style>
    <style:style style:name="co9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A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A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A.D1">
          <table:error-message table:message-type="stop" table:display="true"/>
        </table:content-validation>
      </table:content-validations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3.933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7.584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9.251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>
            <office:annotation draw:style-name="gr1" draw:text-style-name="P1" svg:width="2.899cm" svg:height="0.991cm" svg:x="30.691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5]*100)/[.F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6]*100)/[.F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7]*100)/[.F7]" office:value-type="float" office:value="33.3333333333333" calcext:value-type="float">
            <text:p>3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8]*100)/[.F8]" office:value-type="float" office:value="75" calcext:value-type="float">
            <text:p>75,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3" calcext:value-type="float">
            <text:p>3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11]*100)/[.F1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([.G12]*100)/[.F12]" office:value-type="float" office:value="25" calcext:value-type="float">
            <text:p>25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13]*100)/[.F13]" office:value-type="float" office:value="75" calcext:value-type="float">
            <text:p>75,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3" calcext:value-type="float">
            <text:p>3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14]*100)/[.F14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2" calcext:value-type="float">
            <text:p>2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16]*100)/[.F1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17]*100)/[.F1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18]*100)/[.F18]" office:value-type="float" office:value="50" calcext:value-type="float">
            <text:p>50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8];1;0);IF([.J18];1;0);IF([.K18];1;0);IF([.L18];1;0);IF([.M18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19]*100)/[.F19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9];1;0);IF([.J19];1;0);IF([.K19];1;0);IF([.L19];1;0);IF([.M19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20]*100)/[.F20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0];1;0);IF([.J20];1;0);IF([.K20];1;0);IF([.L20];1;0);IF([.M20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2]*100)/[.F2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23]*100)/[.F23]" office:value-type="float" office:value="66.6666666666667" calcext:value-type="float">
            <text:p>66,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23];1;0);IF([.J23];1;0);IF([.K23];1;0);IF([.L23];1;0);IF([.M23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4]*100)/[.F24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4];1;0);IF([.J24];1;0);IF([.K24];1;0);IF([.L24];1;0);IF([.M24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5]*100)/[.F25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5];1;0);IF([.J25];1;0);IF([.K25];1;0);IF([.L25];1;0);IF([.M25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26]*100)/[.F26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6];1;0);IF([.J26];1;0);IF([.K26];1;0);IF([.L26];1;0);IF([.M26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27]*100)/[.F2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8]*100)/[.F2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([.G29]*100)/[.F29]" office:value-type="float" office:value="83.3333333333333" calcext:value-type="float">
            <text:p>83,3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IF([.I29];1;0);IF([.J29];1;0);IF([.K29];1;0);IF([.L29];1;0);IF([.M29];1;0)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0]*100)/[.F30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31]*100)/[.F31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31];1;0);IF([.J31];1;0);IF([.K31];1;0);IF([.L31];1;0);IF([.M31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([.G32]*100)/[.F32]" office:value-type="float" office:value="40" calcext:value-type="float">
            <text:p>4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32];1;0);IF([.J32];1;0);IF([.K32];1;0);IF([.L32];1;0);IF([.M32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33]*100)/[.F3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34]*100)/[.F3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5]*100)/[.F35]" office:value-type="float" office:value="100" calcext:value-type="float">
            <text:p>100,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35];1;0);IF([.J35];1;0);IF([.K35];1;0);IF([.L35];1;0);IF([.M35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6]*100)/[.F36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IF([.I36];1;0);IF([.J36];1;0);IF([.K36];1;0);IF([.L36];1;0);IF([.M36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37]*100)/[.F37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37];1;0);IF([.J37];1;0);IF([.K37];1;0);IF([.L37];1;0);IF([.M37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38]*100)/[.F38]" office:value-type="float" office:value="33.3333333333333" calcext:value-type="float">
            <text:p>33,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table table:name="B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1.88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4.146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6.404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formula="of:=SUM(IF([.I2];1;0);IF([.J2];1;0);IF([.K2];1;0);IF([.L2];1;0);IF([.M2];1;0))" office:value-type="float" office:value="0" calcext:value-type="float">
            <office:annotation draw:style-name="gr1" draw:text-style-name="P1" svg:width="2.899cm" svg:height="0.991cm" svg:x="32.208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5]*100)/[.F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6]*100)/[.F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7]*100)/[.F7]" office:value-type="float" office:value="50" calcext:value-type="float">
            <text:p>5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SUM(IF([.I7];1;0);IF([.J7];1;0);IF([.K7];1;0);IF([.L7];1;0);IF([.M7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8]*100)/[.F8]" office:value-type="float" office:value="50" calcext:value-type="float">
            <text:p>5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2" calcext:value-type="float">
            <text:p>2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1]*100)/[.F11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([.G12]*100)/[.F12]" office:value-type="float" office:value="25" calcext:value-type="float">
            <text:p>25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SUM(IF([.I12];1;0);IF([.J12];1;0);IF([.K12];1;0);IF([.L12];1;0);IF([.M12];1;0))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13]*100)/[.F13]" office:value-type="float" office:value="50" calcext:value-type="float">
            <text:p>5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2" calcext:value-type="float">
            <text:p>2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14]*100)/[.F14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14];1;0);IF([.J14];1;0);IF([.K14];1;0);IF([.L14];1;0);IF([.M14];1;0))" office:value-type="float" office:value="3" calcext:value-type="float">
            <text:p>3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6]*100)/[.F1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17]*100)/[.F1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18]*100)/[.F18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IF([.I18];1;0);IF([.J18];1;0);IF([.K18];1;0);IF([.L18];1;0);IF([.M18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19]*100)/[.F19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IF([.I19];1;0);IF([.J19];1;0);IF([.K19];1;0);IF([.L19];1;0);IF([.M19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0]*100)/[.F20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20];1;0);IF([.J20];1;0);IF([.K20];1;0);IF([.L20];1;0);IF([.M20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([.G22]*100)/[.F2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([.G23]*100)/[.F23]" office:value-type="float" office:value="40" calcext:value-type="float">
            <text:p>40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23];1;0);IF([.J23];1;0);IF([.K23];1;0);IF([.L23];1;0);IF([.M23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table:formula="of:=([.G24]*100)/[.F24]" office:value-type="float" office:value="100" calcext:value-type="float">
            <text:p>100,0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IF([.I24];1;0);IF([.J24];1;0);IF([.K24];1;0);IF([.L24];1;0);IF([.M24];1;0)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25]*100)/[.F25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5];1;0);IF([.J25];1;0);IF([.K25];1;0);IF([.L25];1;0);IF([.M25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26]*100)/[.F26]" office:value-type="float" office:value="33.3333333333333" calcext:value-type="float">
            <text:p>33,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IF([.I26];1;0);IF([.J26];1;0);IF([.K26];1;0);IF([.L26];1;0);IF([.M26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7]*100)/[.F2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([.G28]*100)/[.F2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table:formula="of:=([.G29]*100)/[.F29]" office:value-type="float" office:value="100" calcext:value-type="float">
            <text:p>100,0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IF([.I29];1;0);IF([.J29];1;0);IF([.K29];1;0);IF([.L29];1;0);IF([.M29];1;0)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30]*100)/[.F30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30];1;0);IF([.J30];1;0);IF([.K30];1;0);IF([.L30];1;0);IF([.M30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31];1;0);IF([.J31];1;0);IF([.K31];1;0);IF([.L31];1;0);IF([.M31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[.G32]*100)/[.F32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IF([.I32];1;0);IF([.J32];1;0);IF([.K32];1;0);IF([.L32];1;0);IF([.M32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33]*100)/[.F3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34]*100)/[.F3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table:formula="of:=([.G35]*100)/[.F35]" office:value-type="float" office:value="100" calcext:value-type="float">
            <text:p>100,0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IF([.I35];1;0);IF([.J35];1;0);IF([.K35];1;0);IF([.L35];1;0);IF([.M35];1;0)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36]*100)/[.F36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36];1;0);IF([.J36];1;0);IF([.K36];1;0);IF([.L36];1;0);IF([.M36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37]*100)/[.F37]" office:value-type="float" office:value="33.3333333333333" calcext:value-type="float">
            <text:p>33,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IF([.I37];1;0);IF([.J37];1;0);IF([.K37];1;0);IF([.L37];1;0);IF([.M37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B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([.G38]*100)/[.F38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table table:name="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1.88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4.146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6.404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1" table:formula="of:=SUM(IF([.I2];1;0);IF([.J2];1;0);IF([.K2];1;0);IF([.L2];1;0);IF([.M2];1;0))" office:value-type="float" office:value="0" calcext:value-type="float">
            <office:annotation draw:style-name="gr1" draw:text-style-name="P1" svg:width="2.899cm" svg:height="0.991cm" svg:x="32.208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([.G3]*100)/[.F3]" office:value-type="float" office:value="0" calcext:value-type="float">
            <text:p>0,00</text:p>
          </table:table-cell>
          <table:table-cell table:number-columns-repeated="5"/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/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5]*100)/[.F5]" office:value-type="float" office:value="0" calcext:value-type="float">
            <text:p>0,00</text:p>
          </table:table-cell>
          <table:table-cell table:number-columns-repeated="5"/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6]*100)/[.F6]" office:value-type="float" office:value="0" calcext:value-type="float">
            <text:p>0,00</text:p>
          </table:table-cell>
          <table:table-cell table:number-columns-repeated="5"/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formula="of:=([.G7]*100)/[.F7]" office:value-type="float" office:value="20" calcext:value-type="float">
            <text:p>20,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SUM(IF([.I7];1;0);IF([.J7];1;0);IF([.K7];1;0);IF([.L7];1;0);IF([.M7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8]*100)/[.F8]" office:value-type="float" office:value="75" calcext:value-type="float">
            <text:p>75,0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SUM(IF([.I8];1;0);IF([.J8];1;0);IF([.K8];1;0);IF([.L8];1;0);IF([.M8];1;0))" office:value-type="float" office:value="3" calcext:value-type="float">
            <text:p>3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/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/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11]*100)/[.F11]" office:value-type="float" office:value="0" calcext:value-type="float">
            <text:p>0,00</text:p>
          </table:table-cell>
          <table:table-cell table:number-columns-repeated="5"/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([.G12]*100)/[.F12]" office:value-type="float" office:value="25" calcext:value-type="float">
            <text:p>25,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SUM(IF([.I12];1;0);IF([.J12];1;0);IF([.K12];1;0);IF([.L12];1;0);IF([.M12];1;0))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13]*100)/[.F13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IF([.I13];1;0);IF([.J13];1;0);IF([.K13];1;0);IF([.L13];1;0);IF([.M13];1;0))" office:value-type="float" office:value="2" calcext:value-type="float">
            <text:p>2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formula="of:=([.G14]*100)/[.F14]" office:value-type="float" office:value="60" calcext:value-type="float">
            <text:p>6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IF([.I14];1;0);IF([.J14];1;0);IF([.K14];1;0);IF([.L14];1;0);IF([.M14];1;0))" office:value-type="float" office:value="3" calcext:value-type="float">
            <text:p>3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/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16]*100)/[.F16]" office:value-type="float" office:value="0" calcext:value-type="float">
            <text:p>0,00</text:p>
          </table:table-cell>
          <table:table-cell table:number-columns-repeated="5"/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17]*100)/[.F17]" office:value-type="float" office:value="0" calcext:value-type="float">
            <text:p>0,00</text:p>
          </table:table-cell>
          <table:table-cell table:number-columns-repeated="5"/>
          <table:table-cell table:style-name="ce1"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([.G18]*100)/[.F18]" office:value-type="float" office:value="50" calcext:value-type="float">
            <text:p>50,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SUM(IF([.I18];1;0);IF([.J18];1;0);IF([.K18];1;0);IF([.L18];1;0);IF([.M18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([.G19]*100)/[.F19]"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IF([.I19];1;0);IF([.J19];1;0);IF([.K19];1;0);IF([.L19];1;0);IF([.M19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20]*100)/[.F20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IF([.I20];1;0);IF([.J20];1;0);IF([.K20];1;0);IF([.L20];1;0);IF([.M20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/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2]*100)/[.F22]" office:value-type="float" office:value="0" calcext:value-type="float">
            <text:p>0,00</text:p>
          </table:table-cell>
          <table:table-cell table:number-columns-repeated="5"/>
          <table:table-cell table:style-name="ce1"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([.G23]*100)/[.F23]" office:value-type="float" office:value="25" calcext:value-type="float">
            <text:p>25,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IF([.I23];1;0);IF([.J23];1;0);IF([.K23];1;0);IF([.L23];1;0);IF([.M23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([.G24]*100)/[.F24]"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25]*100)/[.F25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IF([.I25];1;0);IF([.J25];1;0);IF([.K25];1;0);IF([.L25];1;0);IF([.M25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6]*100)/[.F26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IF([.I26];1;0);IF([.J26];1;0);IF([.K26];1;0);IF([.L26];1;0);IF([.M26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27]*100)/[.F27]" office:value-type="float" office:value="0" calcext:value-type="float">
            <text:p>0,00</text:p>
          </table:table-cell>
          <table:table-cell table:number-columns-repeated="5"/>
          <table:table-cell table:style-name="ce1"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8]*100)/[.F28]" office:value-type="float" office:value="0" calcext:value-type="float">
            <text:p>0,00</text:p>
          </table:table-cell>
          <table:table-cell table:number-columns-repeated="5"/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([.G29]*100)/[.F29]" office:value-type="float" office:value="80" calcext:value-type="float">
            <text:p>80,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0]*100)/[.F30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IF([.I31];1;0);IF([.J31];1;0);IF([.K31];1;0);IF([.L31];1;0);IF([.M31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32]*100)/[.F32]" office:value-type="float" office:value="33.3333333333333" calcext:value-type="float">
            <text:p>33,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table:formula="of:=SUM(IF([.I32];1;0);IF([.J32];1;0);IF([.K32];1;0);IF([.L32];1;0);IF([.M32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33]*100)/[.F33]" office:value-type="float" office:value="0" calcext:value-type="float">
            <text:p>0,00</text:p>
          </table:table-cell>
          <table:table-cell table:number-columns-repeated="5"/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34]*100)/[.F34]" office:value-type="float" office:value="0" calcext:value-type="float">
            <text:p>0,00</text:p>
          </table:table-cell>
          <table:table-cell table:number-columns-repeated="5"/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([.G35]*100)/[.F35]"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IF([.I35];1;0);IF([.J35];1;0);IF([.K35];1;0);IF([.L35];1;0);IF([.M35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6]*100)/[.F36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IF([.I36];1;0);IF([.J36];1;0);IF([.K36];1;0);IF([.L36];1;0);IF([.M36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37]*100)/[.F37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SUM(IF([.I37];1;0);IF([.J37];1;0);IF([.K37];1;0);IF([.L37];1;0);IF([.M37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C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38]*100)/[.F38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IF([.I38];1;0);IF([.J38];1;0);IF([.K38];1;0);IF([.L38];1;0);IF([.M38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table table:name="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1.88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4.146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6.404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1" table:formula="of:=SUM(IF([.I2];1;0);IF([.J2];1;0);IF([.K2];1;0);IF([.L2];1;0);IF([.M2];1;0))" office:value-type="float" office:value="0" calcext:value-type="float">
            <office:annotation draw:style-name="gr1" draw:text-style-name="P1" svg:width="2.899cm" svg:height="0.991cm" svg:x="32.208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/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/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5]*100)/[.F5]" office:value-type="float" office:value="0" calcext:value-type="float">
            <text:p>0,00</text:p>
          </table:table-cell>
          <table:table-cell table:number-columns-repeated="5"/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6]*100)/[.F6]" office:value-type="float" office:value="0" calcext:value-type="float">
            <text:p>0,00</text:p>
          </table:table-cell>
          <table:table-cell table:number-columns-repeated="5"/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([.G7]*100)/[.F7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IF([.I7];1;0);IF([.J7];1;0);IF([.K7];1;0);IF([.L7];1;0);IF([.M7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8]*100)/[.F8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8];1;0);IF([.J8];1;0);IF([.K8];1;0);IF([.L8];1;0);IF([.M8];1;0))" office:value-type="float" office:value="0" calcext:value-type="float">
            <text:p>0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/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/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11]*100)/[.F11]" office:value-type="float" office:value="0" calcext:value-type="float">
            <text:p>0,00</text:p>
          </table:table-cell>
          <table:table-cell table:number-columns-repeated="5"/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12]*100)/[.F12]" office:value-type="float" office:value="0" calcext:value-type="float">
            <text:p>0,00</text:p>
          </table:table-cell>
          <table:table-cell table:number-columns-repeated="5"/>
          <table:table-cell table:style-name="ce1" table:formula="of:=SUM(IF([.I12];1;0);IF([.J12];1;0);IF([.K12];1;0);IF([.L12];1;0);IF([.M12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13]*100)/[.F13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IF([.I13];1;0);IF([.J13];1;0);IF([.K13];1;0);IF([.L13];1;0);IF([.M13];1;0))" office:value-type="float" office:value="3" calcext:value-type="float">
            <text:p>3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14]*100)/[.F14]" office:value-type="float" office:value="33.3333333333333" calcext:value-type="float">
            <text:p>33,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/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6]*100)/[.F16]" office:value-type="string" office:string-value="" calcext:value-type="error">
            <text:p>#DIV/0!</text:p>
          </table:table-cell>
          <table:table-cell table:number-columns-repeated="5"/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7]*100)/[.F1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18]*100)/[.F18]" office:value-type="float" office:value="66.6666666666667" calcext:value-type="float">
            <text:p>66,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IF([.I18];1;0);IF([.J18];1;0);IF([.K18];1;0);IF([.L18];1;0);IF([.M18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19]*100)/[.F19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IF([.I19];1;0);IF([.J19];1;0);IF([.K19];1;0);IF([.L19];1;0);IF([.M19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([.G20]*100)/[.F20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IF([.I20];1;0);IF([.J20];1;0);IF([.K20];1;0);IF([.L20];1;0);IF([.M20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/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2]*100)/[.F22]" office:value-type="float" office:value="0" calcext:value-type="float">
            <text:p>0,00</text:p>
          </table:table-cell>
          <table:table-cell table:number-columns-repeated="5"/>
          <table:table-cell table:style-name="ce1"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23]*100)/[.F23]" office:value-type="float" office:value="0" calcext:value-type="float">
            <text:p>0,00</text:p>
          </table:table-cell>
          <table:table-cell table:number-columns-repeated="5"/>
          <table:table-cell table:formula="of:=SUM(IF([.I23];1;0);IF([.J23];1;0);IF([.K23];1;0);IF([.L23];1;0);IF([.M2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4]*100)/[.F24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IF([.I24];1;0);IF([.J24];1;0);IF([.K24];1;0);IF([.L24];1;0);IF([.M24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25]*100)/[.F25]" office:value-type="float" office:value="33.3333333333333" calcext:value-type="float">
            <text:p>33,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IF([.I25];1;0);IF([.J25];1;0);IF([.K25];1;0);IF([.L25];1;0);IF([.M25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6]*100)/[.F26]" office:value-type="string" office:string-value="" calcext:value-type="error">
            <text:p>#DIV/0!</text:p>
          </table:table-cell>
          <table:table-cell table:number-columns-repeated="5"/>
          <table:table-cell table:formula="of:=SUM(IF([.I26];1;0);IF([.J26];1;0);IF([.K26];1;0);IF([.L26];1;0);IF([.M2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7]*100)/[.F2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([.G28]*100)/[.F28]" office:value-type="float" office:value="50" calcext:value-type="float">
            <text:p>50,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IF([.I28];1;0);IF([.J28];1;0);IF([.K28];1;0);IF([.L28];1;0);IF([.M28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29]*100)/[.F29]" office:value-type="float" office:value="66.6666666666667" calcext:value-type="float">
            <text:p>66,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IF([.I29];1;0);IF([.J29];1;0);IF([.K29];1;0);IF([.L29];1;0);IF([.M29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0]*100)/[.F30]" office:value-type="string" office:string-value="" calcext:value-type="error">
            <text:p>#DIV/0!</text:p>
          </table:table-cell>
          <table:table-cell table:number-columns-repeated="5"/>
          <table:table-cell table:formula="of:=SUM(IF([.I30];1;0);IF([.J30];1;0);IF([.K30];1;0);IF([.L30];1;0);IF([.M30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5"/>
          <table:table-cell table:formula="of:=SUM(IF([.I31];1;0);IF([.J31];1;0);IF([.K31];1;0);IF([.L31];1;0);IF([.M3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([.G32]*100)/[.F32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SUM(IF([.I32];1;0);IF([.J32];1;0);IF([.K32];1;0);IF([.L32];1;0);IF([.M32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3]*100)/[.F33]" office:value-type="string" office:string-value="" calcext:value-type="error">
            <text:p>#DIV/0!</text:p>
          </table:table-cell>
          <table:table-cell table:number-columns-repeated="5"/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34]*100)/[.F34]" office:value-type="float" office:value="0" calcext:value-type="float">
            <text:p>0,00</text:p>
          </table:table-cell>
          <table:table-cell table:number-columns-repeated="5"/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[.G35]*100)/[.F35]" office:value-type="float" office:value="100" calcext:value-type="float">
            <text:p>100,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IF([.I35];1;0);IF([.J35];1;0);IF([.K35];1;0);IF([.L35];1;0);IF([.M35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6]*100)/[.F36]" office:value-type="string" office:string-value="" calcext:value-type="error">
            <text:p>#DIV/0!</text:p>
          </table:table-cell>
          <table:table-cell table:number-columns-repeated="5"/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[.G37]*100)/[.F37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formula="of:=SUM(IF([.I37];1;0);IF([.J37];1;0);IF([.K37];1;0);IF([.L37];1;0);IF([.M37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8]*100)/[.F38]" office:value-type="string" office:string-value="" calcext:value-type="error">
            <text:p>#DIV/0!</text:p>
          </table:table-cell>
          <table:table-cell table:number-columns-repeated="5"/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table table:name="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1.88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4.146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6.404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1" table:formula="of:=SUM(IF([.I2];1;0);IF([.J2];1;0);IF([.K2];1;0);IF([.L2];1;0);IF([.M2];1;0))" office:value-type="float" office:value="0" calcext:value-type="float">
            <office:annotation draw:style-name="gr1" draw:text-style-name="P1" svg:width="2.899cm" svg:height="0.991cm" svg:x="32.208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/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/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5]*100)/[.F5]" office:value-type="float" office:value="0" calcext:value-type="float">
            <text:p>0,00</text:p>
          </table:table-cell>
          <table:table-cell table:number-columns-repeated="5"/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6]*100)/[.F6]" office:value-type="float" office:value="75" calcext:value-type="float">
            <text:p>75,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IF([.I6];1;0);IF([.J6];1;0);IF([.K6];1;0);IF([.L6];1;0);IF([.M6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([.G7]*100)/[.F7]" office:value-type="float" office:value="100" calcext:value-type="float">
            <text:p>100,0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1" table:formula="of:=SUM(IF([.I7];1;0);IF([.J7];1;0);IF([.K7];1;0);IF([.L7];1;0);IF([.M7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8]*100)/[.F8]" office:value-type="float" office:value="66.6666666666667" calcext:value-type="float">
            <text:p>66,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IF([.I8];1;0);IF([.J8];1;0);IF([.K8];1;0);IF([.L8];1;0);IF([.M8];1;0))" office:value-type="float" office:value="2" calcext:value-type="float">
            <text:p>2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/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10]*100)/[.F10]" office:value-type="float" office:value="0" calcext:value-type="float">
            <text:p>0,00</text:p>
          </table:table-cell>
          <table:table-cell table:number-columns-repeated="5"/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11]*100)/[.F11]" office:value-type="float" office:value="0" calcext:value-type="float">
            <text:p>0,00</text:p>
          </table:table-cell>
          <table:table-cell table:number-columns-repeated="5"/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table:formula="of:=([.G12]*100)/[.F12]" office:value-type="float" office:value="100" calcext:value-type="float">
            <text:p>100,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formula="of:=SUM(IF([.I12];1;0);IF([.J12];1;0);IF([.K12];1;0);IF([.L12];1;0);IF([.M12];1;0))" office:value-type="float" office:value="4" calcext:value-type="float">
            <text:p>4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13]*100)/[.F13]" office:value-type="float" office:value="66.6666666666667" calcext:value-type="float">
            <text:p>66,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IF([.I13];1;0);IF([.J13];1;0);IF([.K13];1;0);IF([.L13];1;0);IF([.M13];1;0))" office:value-type="float" office:value="2" calcext:value-type="float">
            <text:p>2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([.G14]*100)/[.F14]" office:value-type="float" office:value="100" calcext:value-type="float">
            <text:p>100,0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IF([.I14];1;0);IF([.J14];1;0);IF([.K14];1;0);IF([.L14];1;0);IF([.M14];1;0))" office:value-type="float" office:value="2" calcext:value-type="float">
            <text:p>2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/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6]*100)/[.F16]" office:value-type="string" office:string-value="" calcext:value-type="error">
            <text:p>#DIV/0!</text:p>
          </table:table-cell>
          <table:table-cell table:number-columns-repeated="5"/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7]*100)/[.F1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8]*100)/[.F18]" office:value-type="string" office:string-value="" calcext:value-type="error">
            <text:p>#DIV/0!</text:p>
          </table:table-cell>
          <table:table-cell table:number-columns-repeated="5"/>
          <table:table-cell table:formula="of:=SUM(IF([.I18];1;0);IF([.J18];1;0);IF([.K18];1;0);IF([.L18];1;0);IF([.M1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9]*100)/[.F19]" office:value-type="string" office:string-value="" calcext:value-type="error">
            <text:p>#DIV/0!</text:p>
          </table:table-cell>
          <table:table-cell table:number-columns-repeated="5"/>
          <table:table-cell table:formula="of:=SUM(IF([.I19];1;0);IF([.J19];1;0);IF([.K19];1;0);IF([.L19];1;0);IF([.M19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20]*100)/[.F20]" office:value-type="string" office:string-value="" calcext:value-type="error">
            <text:p>#DIV/0!</text:p>
          </table:table-cell>
          <table:table-cell table:number-columns-repeated="5"/>
          <table:table-cell table:formula="of:=SUM(IF([.I20];1;0);IF([.J20];1;0);IF([.K20];1;0);IF([.L20];1;0);IF([.M20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/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2]*100)/[.F22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3]*100)/[.F23]" office:value-type="string" office:string-value="" calcext:value-type="error">
            <text:p>#DIV/0!</text:p>
          </table:table-cell>
          <table:table-cell table:number-columns-repeated="5"/>
          <table:table-cell table:formula="of:=SUM(IF([.I23];1;0);IF([.J23];1;0);IF([.K23];1;0);IF([.L23];1;0);IF([.M2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4]*100)/[.F24]" office:value-type="string" office:string-value="" calcext:value-type="error">
            <text:p>#DIV/0!</text:p>
          </table:table-cell>
          <table:table-cell table:number-columns-repeated="5"/>
          <table:table-cell table:formula="of:=SUM(IF([.I24];1;0);IF([.J24];1;0);IF([.K24];1;0);IF([.L24];1;0);IF([.M2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5]*100)/[.F25]" office:value-type="string" office:string-value="" calcext:value-type="error">
            <text:p>#DIV/0!</text:p>
          </table:table-cell>
          <table:table-cell table:number-columns-repeated="5"/>
          <table:table-cell table:formula="of:=SUM(IF([.I25];1;0);IF([.J25];1;0);IF([.K25];1;0);IF([.L25];1;0);IF([.M2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6]*100)/[.F26]" office:value-type="string" office:string-value="" calcext:value-type="error">
            <text:p>#DIV/0!</text:p>
          </table:table-cell>
          <table:table-cell table:number-columns-repeated="5"/>
          <table:table-cell table:formula="of:=SUM(IF([.I26];1;0);IF([.J26];1;0);IF([.K26];1;0);IF([.L26];1;0);IF([.M2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7]*100)/[.F2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8]*100)/[.F28]" office:value-type="string" office:string-value="" calcext:value-type="error">
            <text:p>#DIV/0!</text:p>
          </table:table-cell>
          <table:table-cell table:number-columns-repeated="5"/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9]*100)/[.F29]" office:value-type="string" office:string-value="" calcext:value-type="error">
            <text:p>#DIV/0!</text:p>
          </table:table-cell>
          <table:table-cell table:number-columns-repeated="5"/>
          <table:table-cell table:formula="of:=SUM(IF([.I29];1;0);IF([.J29];1;0);IF([.K29];1;0);IF([.L29];1;0);IF([.M29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0]*100)/[.F30]" office:value-type="string" office:string-value="" calcext:value-type="error">
            <text:p>#DIV/0!</text:p>
          </table:table-cell>
          <table:table-cell table:number-columns-repeated="5"/>
          <table:table-cell table:formula="of:=SUM(IF([.I30];1;0);IF([.J30];1;0);IF([.K30];1;0);IF([.L30];1;0);IF([.M30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office:value-type="float" office:value="0" calcext:value-type="float">
            <text:p>0,00</text:p>
          </table:table-cell>
          <table:table-cell table:number-columns-repeated="5"/>
          <table:table-cell table:formula="of:=SUM(IF([.I31];1;0);IF([.J31];1;0);IF([.K31];1;0);IF([.L31];1;0);IF([.M3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2]*100)/[.F32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32];1;0);IF([.J32];1;0);IF([.K32];1;0);IF([.L32];1;0);IF([.M3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3]*100)/[.F33]" office:value-type="string" office:string-value="" calcext:value-type="error">
            <text:p>#DIV/0!</text:p>
          </table:table-cell>
          <table:table-cell table:number-columns-repeated="5"/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4]*100)/[.F34]" office:value-type="string" office:string-value="" calcext:value-type="error">
            <text:p>#DIV/0!</text:p>
          </table:table-cell>
          <table:table-cell table:number-columns-repeated="5"/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5]*100)/[.F35]" office:value-type="string" office:string-value="" calcext:value-type="error">
            <text:p>#DIV/0!</text:p>
          </table:table-cell>
          <table:table-cell table:number-columns-repeated="5"/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6]*100)/[.F36]" office:value-type="string" office:string-value="" calcext:value-type="error">
            <text:p>#DIV/0!</text:p>
          </table:table-cell>
          <table:table-cell table:number-columns-repeated="5"/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7]*100)/[.F3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37];1;0);IF([.J37];1;0);IF([.K37];1;0);IF([.L37];1;0);IF([.M3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8]*100)/[.F38]" office:value-type="string" office:string-value="" calcext:value-type="error">
            <text:p>#DIV/0!</text:p>
          </table:table-cell>
          <table:table-cell table:number-columns-repeated="5"/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table table:name="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3.933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7.584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9.251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1" table:formula="of:=SUM(IF([.I2];1;0);IF([.J2];1;0);IF([.K2];1;0);IF([.L2];1;0);IF([.M2];1;0))" office:value-type="float" office:value="0" calcext:value-type="float">
            <office:annotation draw:style-name="gr1" draw:text-style-name="P1" svg:width="2.899cm" svg:height="0.991cm" svg:x="30.691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/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/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5]*100)/[.F5]" office:value-type="string" office:string-value="" calcext:value-type="error">
            <text:p>#DIV/0!</text:p>
          </table:table-cell>
          <table:table-cell table:number-columns-repeated="5"/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6]*100)/[.F6]" office:value-type="string" office:string-value="" calcext:value-type="error">
            <text:p>#DIV/0!</text:p>
          </table:table-cell>
          <table:table-cell table:number-columns-repeated="5"/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7]*100)/[.F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7];1;0);IF([.J7];1;0);IF([.K7];1;0);IF([.L7];1;0);IF([.M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8]*100)/[.F8]" office:value-type="string" office:string-value="" calcext:value-type="error">
            <text:p>#DIV/0!</text:p>
          </table:table-cell>
          <table:table-cell table:number-columns-repeated="5"/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/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/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1]*100)/[.F11]" office:value-type="string" office:string-value="" calcext:value-type="error">
            <text:p>#DIV/0!</text:p>
          </table:table-cell>
          <table:table-cell table:number-columns-repeated="5"/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2]*100)/[.F12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12];1;0);IF([.J12];1;0);IF([.K12];1;0);IF([.L12];1;0);IF([.M12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3]*100)/[.F13]" office:value-type="string" office:string-value="" calcext:value-type="error">
            <text:p>#DIV/0!</text:p>
          </table:table-cell>
          <table:table-cell table:number-columns-repeated="5"/>
          <table:table-cell table:formula="of:=SUM(IF([.I13];1;0);IF([.J13];1;0);IF([.K13];1;0);IF([.L13];1;0);IF([.M13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4]*100)/[.F14]" office:value-type="string" office:string-value="" calcext:value-type="error">
            <text:p>#DIV/0!</text:p>
          </table:table-cell>
          <table:table-cell table:number-columns-repeated="5"/>
          <table:table-cell table:formula="of:=SUM(IF([.I14];1;0);IF([.J14];1;0);IF([.K14];1;0);IF([.L14];1;0);IF([.M14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/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6]*100)/[.F16]" office:value-type="string" office:string-value="" calcext:value-type="error">
            <text:p>#DIV/0!</text:p>
          </table:table-cell>
          <table:table-cell table:number-columns-repeated="5"/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7]*100)/[.F1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8]*100)/[.F18]" office:value-type="string" office:string-value="" calcext:value-type="error">
            <text:p>#DIV/0!</text:p>
          </table:table-cell>
          <table:table-cell table:number-columns-repeated="5"/>
          <table:table-cell table:formula="of:=SUM(IF([.I18];1;0);IF([.J18];1;0);IF([.K18];1;0);IF([.L18];1;0);IF([.M1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9]*100)/[.F19]" office:value-type="string" office:string-value="" calcext:value-type="error">
            <text:p>#DIV/0!</text:p>
          </table:table-cell>
          <table:table-cell table:number-columns-repeated="5"/>
          <table:table-cell table:formula="of:=SUM(IF([.I19];1;0);IF([.J19];1;0);IF([.K19];1;0);IF([.L19];1;0);IF([.M19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20]*100)/[.F20]" office:value-type="string" office:string-value="" calcext:value-type="error">
            <text:p>#DIV/0!</text:p>
          </table:table-cell>
          <table:table-cell table:number-columns-repeated="5"/>
          <table:table-cell table:formula="of:=SUM(IF([.I20];1;0);IF([.J20];1;0);IF([.K20];1;0);IF([.L20];1;0);IF([.M20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/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2]*100)/[.F22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3]*100)/[.F23]" office:value-type="string" office:string-value="" calcext:value-type="error">
            <text:p>#DIV/0!</text:p>
          </table:table-cell>
          <table:table-cell table:number-columns-repeated="5"/>
          <table:table-cell table:formula="of:=SUM(IF([.I23];1;0);IF([.J23];1;0);IF([.K23];1;0);IF([.L23];1;0);IF([.M2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4]*100)/[.F24]" office:value-type="string" office:string-value="" calcext:value-type="error">
            <text:p>#DIV/0!</text:p>
          </table:table-cell>
          <table:table-cell table:number-columns-repeated="5"/>
          <table:table-cell table:formula="of:=SUM(IF([.I24];1;0);IF([.J24];1;0);IF([.K24];1;0);IF([.L24];1;0);IF([.M2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5]*100)/[.F25]" office:value-type="string" office:string-value="" calcext:value-type="error">
            <text:p>#DIV/0!</text:p>
          </table:table-cell>
          <table:table-cell table:number-columns-repeated="5"/>
          <table:table-cell table:formula="of:=SUM(IF([.I25];1;0);IF([.J25];1;0);IF([.K25];1;0);IF([.L25];1;0);IF([.M2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6]*100)/[.F26]" office:value-type="string" office:string-value="" calcext:value-type="error">
            <text:p>#DIV/0!</text:p>
          </table:table-cell>
          <table:table-cell table:number-columns-repeated="5"/>
          <table:table-cell table:formula="of:=SUM(IF([.I26];1;0);IF([.J26];1;0);IF([.K26];1;0);IF([.L26];1;0);IF([.M2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7]*100)/[.F2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8]*100)/[.F28]" office:value-type="string" office:string-value="" calcext:value-type="error">
            <text:p>#DIV/0!</text:p>
          </table:table-cell>
          <table:table-cell table:number-columns-repeated="5"/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9]*100)/[.F29]" office:value-type="string" office:string-value="" calcext:value-type="error">
            <text:p>#DIV/0!</text:p>
          </table:table-cell>
          <table:table-cell table:number-columns-repeated="5"/>
          <table:table-cell table:formula="of:=SUM(IF([.I29];1;0);IF([.J29];1;0);IF([.K29];1;0);IF([.L29];1;0);IF([.M29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0]*100)/[.F30]" office:value-type="string" office:string-value="" calcext:value-type="error">
            <text:p>#DIV/0!</text:p>
          </table:table-cell>
          <table:table-cell table:number-columns-repeated="5"/>
          <table:table-cell table:formula="of:=SUM(IF([.I30];1;0);IF([.J30];1;0);IF([.K30];1;0);IF([.L30];1;0);IF([.M30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office:value-type="float" office:value="0" calcext:value-type="float">
            <text:p>0,00</text:p>
          </table:table-cell>
          <table:table-cell table:number-columns-repeated="5"/>
          <table:table-cell table:formula="of:=SUM(IF([.I31];1;0);IF([.J31];1;0);IF([.K31];1;0);IF([.L31];1;0);IF([.M3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2]*100)/[.F32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32];1;0);IF([.J32];1;0);IF([.K32];1;0);IF([.L32];1;0);IF([.M3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3]*100)/[.F33]" office:value-type="string" office:string-value="" calcext:value-type="error">
            <text:p>#DIV/0!</text:p>
          </table:table-cell>
          <table:table-cell table:number-columns-repeated="5"/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4]*100)/[.F34]" office:value-type="string" office:string-value="" calcext:value-type="error">
            <text:p>#DIV/0!</text:p>
          </table:table-cell>
          <table:table-cell table:number-columns-repeated="5"/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/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5]*100)/[.F35]" office:value-type="string" office:string-value="" calcext:value-type="error">
            <text:p>#DIV/0!</text:p>
          </table:table-cell>
          <table:table-cell table:number-columns-repeated="5"/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6]*100)/[.F36]" office:value-type="string" office:string-value="" calcext:value-type="error">
            <text:p>#DIV/0!</text:p>
          </table:table-cell>
          <table:table-cell table:number-columns-repeated="5"/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7]*100)/[.F37]" office:value-type="string" office:string-value="" calcext:value-type="error">
            <text:p>#DIV/0!</text:p>
          </table:table-cell>
          <table:table-cell table:number-columns-repeated="5"/>
          <table:table-cell table:style-name="ce1" table:formula="of:=SUM(IF([.I37];1;0);IF([.J37];1;0);IF([.K37];1;0);IF([.L37];1;0);IF([.M3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8]*100)/[.F38]" office:value-type="string" office:string-value="" calcext:value-type="error">
            <text:p>#DIV/0!</text:p>
          </table:table-cell>
          <table:table-cell table:number-columns-repeated="5"/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3:39:35.717128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8-01T15:36:52.594241359</dc:date>
    <meta:editing-duration>PT11H56M28S</meta:editing-duration>
    <meta:editing-cycles>771</meta:editing-cycles>
    <meta:generator>LibreOffice/4.2.8.2$Linux_X86_64 LibreOffice_project/420m0$Build-2</meta:generator>
    <meta:document-statistic meta:table-count="6" meta:cell-count="2251" meta:object-count="0"/>
    <meta:user-defined meta:name="qrichtext">1</meta:user-defined>
  </office:meta>
</office:document-meta>
</file>